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01615d9" officeooo:paragraph-rsid="001615d9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 officeooo:rsid="001615d9" officeooo:paragraph-rsid="001615d9"/>
    </style:style>
    <style:style style:name="P3" style:family="paragraph" style:parent-style-name="Header">
      <style:paragraph-properties fo:text-align="center" style:justify-single-word="false"/>
      <style:text-properties style:font-name="Arial" officeooo:rsid="00974e14" officeooo:paragraph-rsid="00974e14"/>
    </style:style>
    <style:style style:name="P4" style:family="paragraph" style:parent-style-name="Header">
      <style:paragraph-properties fo:text-align="center" style:justify-single-word="false"/>
      <style:text-properties style:font-name="Arial" officeooo:rsid="00288b93" officeooo:paragraph-rsid="00288b93"/>
    </style:style>
    <style:style style:name="P5" style:family="paragraph" style:parent-style-name="Header">
      <style:paragraph-properties fo:text-align="center" style:justify-single-word="false"/>
      <style:text-properties style:font-name="Arial" fo:font-size="14pt" fo:font-weight="bold" officeooo:rsid="00a31214" officeooo:paragraph-rsid="00a31214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a832a2" officeooo:paragraph-rsid="00a832a2" style:font-size-asian="12pt" style:font-weight-asian="normal" style:font-size-complex="12pt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31214" officeooo:paragraph-rsid="00b787ed" style:font-size-asian="12pt" style:font-weight-asian="normal" style:font-size-complex="12pt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31214" officeooo:paragraph-rsid="00a31214" style:font-size-asian="12pt" style:font-weight-asian="normal" style:font-size-complex="12pt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31214" officeooo:paragraph-rsid="00a88053" style:font-size-asian="12pt" style:font-weight-asian="normal" style:font-size-complex="12pt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491ca" officeooo:paragraph-rsid="00a491ca" style:font-size-asian="12pt" style:font-weight-asian="normal" style:font-size-complex="12pt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a3a46" officeooo:paragraph-rsid="00aa3a46" style:font-size-asian="12pt" style:font-weight-asian="normal" style:font-size-complex="12pt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ab32a" officeooo:paragraph-rsid="00aab32a" style:font-size-asian="12pt" style:font-weight-asian="normal" style:font-size-complex="12pt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832a2" officeooo:paragraph-rsid="00b5cef2" style:font-size-asian="12pt" style:font-weight-asian="normal" style:font-size-complex="12pt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67724" officeooo:paragraph-rsid="00a67724" style:font-size-asian="12pt" style:font-weight-asian="normal" style:font-size-complex="12pt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95076" officeooo:paragraph-rsid="00a95076" style:font-size-asian="12pt" style:font-weight-asian="normal" style:font-size-complex="12pt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b5cef2" officeooo:paragraph-rsid="00b5cef2" style:font-size-asian="12pt" style:font-weight-asian="normal" style:font-size-complex="12pt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b787ed" officeooo:paragraph-rsid="00b787ed" style:font-size-asian="12pt" style:font-weight-asian="normal" style:font-size-complex="12pt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bebcd6" officeooo:paragraph-rsid="00bebcd6" style:font-size-asian="12pt" style:font-weight-asian="normal" style:font-size-complex="12pt"/>
    </style:style>
    <style:style style:name="T1" style:family="text">
      <style:text-properties officeooo:rsid="003c460f"/>
    </style:style>
    <style:style style:name="T2" style:family="text">
      <style:text-properties officeooo:rsid="00974e14"/>
    </style:style>
    <style:style style:name="T3" style:family="text">
      <style:text-properties officeooo:rsid="00bba28e"/>
    </style:style>
    <style:style style:name="T4" style:family="text">
      <style:text-properties officeooo:rsid="00a88053"/>
    </style:style>
    <style:style style:name="T5" style:family="text">
      <style:text-properties officeooo:rsid="00aa3a4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b40d95"/>
    </style:style>
    <style:style style:name="T8" style:family="text">
      <style:text-properties style:text-underline-style="solid" style:text-underline-width="auto" style:text-underline-color="font-color" officeooo:rsid="00bfade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aa3a46" style:font-style-asian="italic" style:font-style-complex="italic"/>
    </style:style>
    <style:style style:name="T11" style:family="text">
      <style:text-properties fo:font-style="italic" style:text-underline-style="none" officeooo:rsid="00adabcf" style:font-style-asian="italic" style:font-style-complex="italic"/>
    </style:style>
    <style:style style:name="T12" style:family="text">
      <style:text-properties fo:font-style="italic" style:text-underline-style="none" officeooo:rsid="00b21ddd" style:font-style-asian="italic" style:font-style-complex="italic"/>
    </style:style>
    <style:style style:name="T13" style:family="text">
      <style:text-properties fo:font-style="italic" style:text-underline-style="none" officeooo:rsid="00bf7c88" style:font-style-asian="italic" style:font-style-complex="italic"/>
    </style:style>
    <style:style style:name="T14" style:family="text">
      <style:text-properties fo:font-style="normal" officeooo:rsid="00aa3a46" style:font-style-asian="normal" style:font-style-complex="normal"/>
    </style:style>
    <style:style style:name="T15" style:family="text">
      <style:text-properties fo:font-style="normal" officeooo:rsid="00aab32a" style:font-style-asian="normal" style:font-style-complex="normal"/>
    </style:style>
    <style:style style:name="T16" style:family="text">
      <style:text-properties fo:font-style="normal" officeooo:rsid="00ac689c" style:font-style-asian="normal" style:font-style-complex="normal"/>
    </style:style>
    <style:style style:name="T17" style:family="text">
      <style:text-properties fo:font-style="normal" officeooo:rsid="00afb53d" style:font-style-asian="normal" style:font-style-complex="normal"/>
    </style:style>
    <style:style style:name="T18" style:family="text">
      <style:text-properties fo:font-style="normal" officeooo:rsid="00c2e81f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0adabcf" style:font-style-asian="normal" style:font-style-complex="normal"/>
    </style:style>
    <style:style style:name="T21" style:family="text">
      <style:text-properties fo:font-style="normal" style:text-underline-style="none" officeooo:rsid="00afb53d" style:font-style-asian="normal" style:font-style-complex="normal"/>
    </style:style>
    <style:style style:name="T22" style:family="text">
      <style:text-properties fo:font-style="normal" style:text-underline-style="none" officeooo:rsid="00b03bf6" style:font-style-asian="normal" style:font-style-complex="normal"/>
    </style:style>
    <style:style style:name="T23" style:family="text">
      <style:text-properties fo:font-style="normal" style:text-underline-style="none" officeooo:rsid="00b21ddd" style:font-style-asian="normal" style:font-style-complex="normal"/>
    </style:style>
    <style:style style:name="T24" style:family="text">
      <style:text-properties fo:font-style="normal" style:text-underline-style="none" officeooo:rsid="00bf7c88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officeooo:rsid="00aab32a" style:font-style-asian="normal" style:font-style-complex="normal"/>
    </style:style>
    <style:style style:name="T27" style:family="text">
      <style:text-properties officeooo:rsid="00af45cc"/>
    </style:style>
    <style:style style:name="T28" style:family="text">
      <style:text-properties officeooo:rsid="00b03bf6"/>
    </style:style>
    <style:style style:name="T29" style:family="text">
      <style:text-properties officeooo:rsid="00b5cef2"/>
    </style:style>
    <style:style style:name="T30" style:family="text">
      <style:text-properties officeooo:rsid="00b787ed"/>
    </style:style>
    <style:style style:name="T31" style:family="text">
      <style:text-properties officeooo:rsid="00be1b8b"/>
    </style:style>
    <style:style style:name="T32" style:family="text">
      <style:text-properties officeooo:rsid="00bf7c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93496839267482798" text:style-name="L1">
        <text:list-item>
          <text:p text:style-name="P7">Procurar algum provedor de Internet, <text:span text:style-name="T30">preferencialmente brasileiro</text:span>. <text:span text:style-name="T30">Cada grupo deverá escolher um provedor único. Para cada um deles, p</text:span>esquisar:</text:p>
          <text:list>
            <text:list-item>
              <text:p text:style-name="P8">Preço para registrar os seguintes domínios:</text:p>
              <text:list>
                <text:list-item>
                  <text:p text:style-name="P9"><text:a xlink:type="simple" xlink:href="http://www.exemplo.combr/" text:style-name="Internet_20_link" text:visited-style-name="Visited_20_Internet_20_Link"><text:span text:style-name="T4">www.exemplo.com.br</text:span></text:a></text:p>
                </text:list-item>
              </text:list>
            </text:list-item>
            <text:list-item>
              <text:p text:style-name="P10">Preço de certificado SSL</text:p>
            </text:list-item>
            <text:list-item>
              <text:p text:style-name="P11">Preços e planos de serviço de hospeda<text:span text:style-name="T29">gem</text:span>. Frisar, <text:span text:style-name="T27">para cada plano:</text:span></text:p>
              <text:list>
                <text:list-item>
                  <text:p text:style-name="P11">Tamanhos <text:span text:style-name="T32">e tipo </text:span>d<text:span text:style-name="T32">e</text:span> banco de dados <text:span text:style-name="T27">disponibilizados</text:span></text:p>
                </text:list-item>
                <text:list-item>
                  <text:p text:style-name="P11">Espaço de disco no servidor</text:p>
                </text:list-item>
                <text:list-item>
                  <text:p text:style-name="P12"><text:span text:style-name="T31">Largura de b</text:span>anda oferecida</text:p>
                </text:list-item>
                <text:list-item>
                  <text:p text:style-name="P13">Tecnologias oferecidas <text:span text:style-name="T28">para hospedagem de sites</text:span>. Wordpress, <text:span text:style-name="T29">Moodle, </text:span>Servidores Linux, etc.</text:p>
                </text:list-item>
              </text:list>
            </text:list-item>
          </text:list>
        </text:list-item>
        <text:list-item>
          <text:p text:style-name="P14">Realizar testes de desempenho <text:span text:style-name="T27">do provedor</text:span>. Instruções completas podem ser acessadas em <text:a xlink:type="simple" xlink:href="http://uptime.netcraft.com/perf/FAQ" text:style-name="Internet_20_link" text:visited-style-name="Visited_20_Internet_20_Link">http://uptime.netcraft.com/perf/FAQ</text:a>. Usaremos <text:span text:style-name="T5">aqui versões simplificadas dos teste originais. Para todos os casos, realizar os testes apenas site do provedor (por exemplo, se o provedor for o GoDaddy, realizar os testes com </text:span><text:a xlink:type="simple" xlink:href="http://www.godaddy.com/" text:style-name="Internet_20_link" text:visited-style-name="Visited_20_Internet_20_Link"><text:span text:style-name="T5">www.godaddy.com</text:span></text:a><text:span text:style-name="T5">.</text:span></text:p>
          <text:list>
            <text:list-item>
              <text:p text:style-name="P15"><text:span text:style-name="T8">Latência</text:span>. <text:span text:style-name="T5">Nesse caso, utilizar o </text:span><text:span text:style-name="T10">ping </text:span><text:span text:style-name="T14">e calcular a média e desvio-padrão </text:span><text:span text:style-name="T15">de </text:span><text:span text:style-name="T18">1</text:span><text:span text:style-name="T17">0</text:span><text:span text:style-name="T15"> disparos, de 5 em 5 minutos </text:span><text:span text:style-name="T16">(Dica: o comando ping consegue fazer isso tudo sozinho – inclusive os cálculos)</text:span></text:p>
            </text:list-item>
            <text:list-item>
              <text:p text:style-name="P12"><text:span text:style-name="T26">T</text:span><text:span text:style-name="T25">empo de resolução de DNS.</text:span><text:span text:style-name="T19"> </text:span><text:span text:style-name="T20">Utilize para esse caso o </text:span><text:span text:style-name="T22">programa </text:span><text:span text:style-name="T11">dig. </text:span><text:span text:style-name="T23">Exemplo de utilização: </text:span><text:span text:style-name="T13">dig</text:span><text:span text:style-name="T12"> </text:span><text:a xlink:type="simple" xlink:href="http://www.ggoogle.com/" text:style-name="Internet_20_link" text:visited-style-name="Visited_20_Internet_20_Link">www.google.com</text:a><text:span text:style-name="T12"> </text:span><text:span text:style-name="T11">. </text:span><text:span text:style-name="T21">Mesmos parâmetros </text:span><text:span text:style-name="T23">de teste </text:span><text:span text:style-name="T21">do item anterior.</text:span></text:p>
            </text:list-item>
          </text:list>
        </text:list-item>
        <text:list-item>
          <text:p text:style-name="P16">Com os dados coletados nos itens anteriores, fazer uma análise crítica de custo e opções, para cada um dos seguintes tipos de sites a serem hospedados:</text:p>
          <text:list>
            <text:list-item>
              <text:p text:style-name="P16">Sistema de EaD (moodle, por exemplo)</text:p>
            </text:list-item>
            <text:list-item>
              <text:p text:style-name="P18">Rede social</text:p>
            </text:list-item>
            <text:list-item>
              <text:p text:style-name="P17">Serviço de <text:span text:style-name="T9">streaming</text:span> (Netflix, por exemplo)</text:p>
            </text:list-item>
            <text:list-item>
              <text:p text:style-name="P18">Comércio eletrônico</text:p>
            </text:list-item>
          </text:list>
        </text:list-item>
      </text:list>
      <text:p text:style-name="P6"/>
      <text:list xml:id="list143058616402213" text:continue-numbering="true" text:style-name="L1">
        <text:list-item>
          <text:list>
            <text:list-item>
              <text:list>
                <text:list-header>
                  <text:p text:style-name="P8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.28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3333c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margin-top="0.28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Gliederung_20_1" style:display-name="UserTemplate~LT~Gliederung 1" style:family="paragraph" style:default-outline-level="">
      <style:paragraph-properties fo:margin-left="0cm" fo:margin-right="0cm" fo:margin-top="0.453cm" fo:margin-bottom="0cm" loext:contextual-spacing="false" fo:text-align="start" style:justify-single-word="false" fo:orphans="2" fo:widows="2" fo:text-indent="0cm" style:auto-text-indent="false" style:writing-mode="lr-tb"/>
      <style:text-properties fo:color="#0000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Gliederung_20_2" style:display-name="UserTemplate~LT~Gliederung 2" style:family="paragraph" style:parent-style-name="UserTemplate_7e_LT_7e_Gliederung_20_1" style:default-outline-level="">
      <style:paragraph-properties fo:margin-left="0cm" fo:margin-right="0cm" fo:margin-top="0.36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UserTemplate_7e_LT_7e_Gliederung_20_3" style:display-name="UserTemplate~LT~Gliederung 3" style:family="paragraph" style:parent-style-name="UserTemplate_7e_LT_7e_Gliederung_20_2" style:default-outline-level="">
      <style:paragraph-properties fo:margin-left="0cm" fo:margin-right="0cm" fo:margin-top="0.27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UserTemplate_7e_LT_7e_Gliederung_20_4" style:display-name="UserTemplate~LT~Gliederung 4" style:family="paragraph" style:parent-style-name="UserTemplate_7e_LT_7e_Gliederung_20_3" style:default-outline-level="">
      <style:paragraph-properties fo:margin-left="0cm" fo:margin-right="0cm" fo:margin-top="0.18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5" style:display-name="UserTemplate~LT~Gliederung 5" style:family="paragraph" style:parent-style-name="UserTemplate_7e_LT_7e_Gliederung_20_4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6" style:display-name="UserTemplate~LT~Gliederung 6" style:family="paragraph" style:parent-style-name="UserTemplate_7e_LT_7e_Gliederung_20_5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7" style:display-name="UserTemplate~LT~Gliederung 7" style:family="paragraph" style:parent-style-name="UserTemplate_7e_LT_7e_Gliederung_20_6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8" style:display-name="UserTemplate~LT~Gliederung 8" style:family="paragraph" style:parent-style-name="UserTemplate_7e_LT_7e_Gliederung_20_7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9" style:display-name="UserTemplate~LT~Gliederung 9" style:family="paragraph" style:parent-style-name="UserTemplate_7e_LT_7e_Gliederung_20_8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Titel" style:display-name="UserTemplate~LT~Titel" style:family="paragraph" style:default-outline-level="">
      <style:paragraph-properties fo:text-align="center" style:justify-single-word="false" fo:orphans="2" fo:widows="2" style:writing-mode="lr-tb"/>
      <style:text-properties fo:color="#0000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Untertitel" style:display-name="UserTemplat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Notizen" style:display-name="UserTemplat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Hintergrundobjekte" style:display-name="UserTempla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UserTemplate_7e_LT_7e_Hintergrund" style:display-name="UserTempla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left="1.087cm" fo:margin-right="0cm" fo:margin-top="0cm" fo:margin-bottom="0.452cm" loext:contextual-spacing="false" fo:text-align="start" style:justify-single-word="false" fo:orphans="2" fo:widows="2" fo:text-indent="-0.815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177cm" fo:margin-right="0cm" fo:margin-top="0cm" fo:margin-bottom="0.362cm" loext:contextual-spacing="false" fo:text-indent="-0.725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263cm" fo:margin-right="0cm" fo:margin-top="0cm" fo:margin-bottom="0.272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352cm" fo:margin-right="0cm" fo:margin-top="0cm" fo:margin-bottom="0.182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5.44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6.526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7.615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8.701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9.79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left="1.088cm" fo:margin-right="0cm" fo:margin-top="0cm" fo:margin-bottom="0.453cm" loext:contextual-spacing="false" fo:text-align="start" style:justify-single-word="false" fo:orphans="2" fo:widows="2" fo:text-indent="-0.817cm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177cm" fo:margin-right="0cm" fo:margin-top="0cm" fo:margin-bottom="0.362cm" loext:contextual-spacing="false" fo:text-indent="-0.725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263cm" fo:margin-right="0cm" fo:margin-top="0cm" fo:margin-bottom="0.272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352cm" fo:margin-right="0cm" fo:margin-top="0cm" fo:margin-bottom="0.182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5.44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6.526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7.615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8.701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9.79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01615d9" officeooo:paragraph-rsid="001615d9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 officeooo:rsid="001615d9" officeooo:paragraph-rsid="001615d9"/>
    </style:style>
    <style:style style:name="MP3" style:family="paragraph" style:parent-style-name="Header">
      <style:paragraph-properties fo:text-align="center" style:justify-single-word="false"/>
      <style:text-properties style:font-name="Arial" officeooo:rsid="00974e14" officeooo:paragraph-rsid="00974e14"/>
    </style:style>
    <style:style style:name="MP4" style:family="paragraph" style:parent-style-name="Header">
      <style:paragraph-properties fo:text-align="center" style:justify-single-word="false"/>
      <style:text-properties style:font-name="Arial" officeooo:rsid="00288b93" officeooo:paragraph-rsid="00288b93"/>
    </style:style>
    <style:style style:name="MP5" style:family="paragraph" style:parent-style-name="Header">
      <style:paragraph-properties fo:text-align="center" style:justify-single-word="false"/>
      <style:text-properties style:font-name="Arial" fo:font-size="14pt" fo:font-weight="bold" officeooo:rsid="00a31214" officeooo:paragraph-rsid="00a31214" style:font-size-asian="14pt" style:font-weight-asian="bold" style:font-size-complex="14pt" style:font-weight-complex="bold"/>
    </style:style>
    <style:style style:name="MT1" style:family="text">
      <style:text-properties officeooo:rsid="003c460f"/>
    </style:style>
    <style:style style:name="MT2" style:family="text">
      <style:text-properties officeooo:rsid="00974e14"/>
    </style:style>
    <style:style style:name="MT3" style:family="text">
      <style:text-properties officeooo:rsid="00bba28e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nistério da Educação</text:p>
        <text:p text:style-name="MP2">Centro Federal de Educação Tecnológica Celso Suckow da Fonseca</text:p>
        <text:p text:style-name="MP2">UNED Nova Friburgo</text:p>
        <text:p text:style-name="MP3">Curso Técnico em Informática Integrado ao Ensino Médio</text:p>
        <text:p text:style-name="MP4">Disciplina <text:span text:style-name="MT1">de Sistemas Operacionais</text:span></text:p>
        <text:p text:style-name="MP4">Professor Bruno Policarpo <text:span text:style-name="MT2">Toledo Freitas</text:span></text:p>
        <text:p text:style-name="MP5">Trabalho: <text:span text:style-name="MT3">Serviços de Hospedagem de Site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03:08:54.457000000</meta:creation-date>
    <dc:date>2018-11-05T11:46:18.009751876</dc:date>
    <meta:editing-duration>PT14H59M59S</meta:editing-duration>
    <meta:editing-cycles>145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67" meta:character-count="1729" meta:non-whitespace-character-count="1502"/>
  </office:meta>
</office:document-meta>
</file>